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3a9b" officeooo:paragraph-rsid="00053a9b"/>
    </style:style>
    <style:style style:name="P2" style:family="paragraph" style:parent-style-name="Standard">
      <style:text-properties officeooo:rsid="000698f0" officeooo:paragraph-rsid="000698f0"/>
    </style:style>
    <style:style style:name="P3" style:family="paragraph" style:parent-style-name="Standard">
      <style:text-properties officeooo:rsid="00093275" officeooo:paragraph-rsid="00093275"/>
    </style:style>
    <style:style style:name="P4" style:family="paragraph" style:parent-style-name="Standard">
      <style:text-properties fo:font-weight="bold" officeooo:rsid="00093275" officeooo:paragraph-rsid="00093275" style:font-weight-asian="bold" style:font-weight-complex="bold"/>
    </style:style>
    <style:style style:name="P5" style:family="paragraph" style:parent-style-name="Standard">
      <style:text-properties fo:font-weight="bold" officeooo:rsid="000cf62f" officeooo:paragraph-rsid="000cf62f" style:font-weight-asian="bold" style:font-weight-complex="bold"/>
    </style:style>
    <style:style style:name="P6" style:family="paragraph" style:parent-style-name="Standard">
      <style:text-properties fo:font-weight="bold" officeooo:rsid="001c5d8b" officeooo:paragraph-rsid="001c5d8b" style:font-weight-asian="bold" style:font-weight-complex="bold"/>
    </style:style>
    <style:style style:name="P7" style:family="paragraph" style:parent-style-name="Standard">
      <style:text-properties fo:font-weight="normal" officeooo:rsid="00093275" officeooo:paragraph-rsid="00093275" style:font-weight-asian="normal" style:font-weight-complex="normal"/>
    </style:style>
    <style:style style:name="P8" style:family="paragraph" style:parent-style-name="Standard">
      <style:text-properties fo:font-weight="normal" officeooo:rsid="001c5d8b" officeooo:paragraph-rsid="001c5d8b" style:font-weight-asian="normal" style:font-weight-complex="normal"/>
    </style:style>
    <style:style style:name="P9" style:family="paragraph" style:parent-style-name="Standard">
      <style:text-properties officeooo:rsid="000cf62f" officeooo:paragraph-rsid="000cf62f"/>
    </style:style>
    <style:style style:name="P10" style:family="paragraph" style:parent-style-name="Standard">
      <style:text-properties officeooo:rsid="00137c02" officeooo:paragraph-rsid="001a9038"/>
    </style:style>
    <style:style style:name="P11" style:family="paragraph" style:parent-style-name="Standard">
      <style:text-properties officeooo:rsid="0015d563" officeooo:paragraph-rsid="0015d563"/>
    </style:style>
    <style:style style:name="T1" style:family="text">
      <style:text-properties officeooo:rsid="000b2ec7"/>
    </style:style>
    <style:style style:name="T2" style:family="text">
      <style:text-properties officeooo:rsid="000c8d83"/>
    </style:style>
    <style:style style:name="T3" style:family="text">
      <style:text-properties officeooo:rsid="000e524c"/>
    </style:style>
    <style:style style:name="T4" style:family="text">
      <style:text-properties officeooo:rsid="001100cf"/>
    </style:style>
    <style:style style:name="T5" style:family="text">
      <style:text-properties officeooo:rsid="0011eead"/>
    </style:style>
    <style:style style:name="T6" style:family="text">
      <style:text-properties officeooo:rsid="00125e66"/>
    </style:style>
    <style:style style:name="T7" style:family="text">
      <style:text-properties officeooo:rsid="00156fb2"/>
    </style:style>
    <style:style style:name="T8" style:family="text">
      <style:text-properties officeooo:rsid="00193b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4" text:outline-level="4">Inżynieria <text:span text:style-name="T7">Op</text:span>rogramowania</text:h>
      <text:p text:style-name="P6">1.</text:p>
      <text:p text:style-name="P8">Spis treści[...]</text:p>
      <text:p text:style-name="P4"/>
      <text:p text:style-name="P4"><text:span text:style-name="T8">2</text:span>.</text:p>
      <text:p text:style-name="P1">Wymagane wersjonowanie kodu – sugerowany Git</text:p>
      <text:p text:style-name="P2">Opcjonalnie zarządzanie projektem – Jira, Trello</text:p>
      <text:p text:style-name="P2">Opcjonalnie system obsługi defektów – Bitbucket, Github, Bugzilla</text:p>
      <text:p text:style-name="P4"/>
      <text:p text:style-name="P4"><text:span text:style-name="T8">3</text:span>.</text:p>
      <text:p text:style-name="P7">Słownik <text:span text:style-name="T2">p</text:span>ojęć <text:span text:style-name="T1">tematu </text:span><text:span text:style-name="T2">projektu</text:span></text:p>
      <text:p text:style-name="P3"/>
      <text:p text:style-name="P5"><text:span text:style-name="T8">4</text:span>.</text:p>
      <text:p text:style-name="P9">Cel dokumentacji<text:span text:style-name="T5">(po co)</text:span></text:p>
      <text:p text:style-name="P9"><text:span text:style-name="T3">P</text:span>rzeznaczenie dokumentacji<text:span text:style-name="T4">(dla kogo)</text:span></text:p>
      <text:p text:style-name="P9">Opis organizacji lub analiza rynku<text:span text:style-name="T6">(dla konkretnej organizacji lub na masowy rynek)</text:span></text:p>
      <text:p text:style-name="P11">Dane liczbowe(liczba siedzib, liczba pracowników, średnia ilość klientów w danym przedziale czasowym, itp.)</text:p>
      <text:p text:style-name="P10">Analiza SWOT organizacji<text:span text:style-name="T8">(nie systemu)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6T08:32:16.677000000</meta:creation-date>
    <dc:date>2024-03-06T08:58:24.604000000</dc:date>
    <meta:editing-duration>PT25M57S</meta:editing-duration>
    <meta:editing-cycles>21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15" meta:word-count="63" meta:character-count="520" meta:non-whitespace-character-count="469"/>
  </office:meta>
</office:document-meta>
</file>